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cm" table:align="left" style:writing-mode="lr-tb"/>
    </style:style>
    <style:style style:name="Tabela1.A" style:family="table-column">
      <style:table-column-properties style:column-width="4.763cm"/>
    </style:style>
    <style:style style:name="Tabela1.B" style:family="table-column">
      <style:table-column-properties style:column-width="3.112cm"/>
    </style:style>
    <style:style style:name="Tabela1.C" style:family="table-column">
      <style:table-column-properties style:column-width="2.152cm"/>
    </style:style>
    <style:style style:name="Tabela1.D" style:family="table-column">
      <style:table-column-properties style:column-width="6.994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background-color="#ccff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2" style:family="table-row">
      <style:table-row-properties style:min-row-height="0.30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3" style:family="table-row">
      <style:table-row-properties style:min-row-height="0.217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4" style:family="table-row">
      <style:table-row-properties style:min-row-height="2.161cm" style:keep-together="true" fo:keep-together="auto"/>
    </style:style>
    <style:style style:name="Tabela1.5" style:family="table-row">
      <style:table-row-properties style:min-row-height="1.208cm" style:keep-together="true" fo:keep-together="auto"/>
    </style:style>
    <style:style style:name="Tabela1.6" style:family="table-row">
      <style:table-row-properties style:min-row-height="6.107cm" style:keep-together="true" fo:keep-together="auto"/>
    </style:style>
    <style:style style:name="Tabela1.7" style:family="table-row">
      <style:table-row-properties style:min-row-height="0.623cm" style:keep-together="true" fo:keep-together="auto"/>
    </style:style>
    <style:style style:name="Tabela1.8" style:family="table-row">
      <style:table-row-properties style:min-row-height="1.91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5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6" style:family="paragraph" style:parent-style-name="Standard">
      <style:text-properties style:language-asian="en" style:country-asian="US"/>
    </style:style>
    <style:style style:name="P1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.212cm" fo:margin-bottom="0.212cm"/>
    </style:style>
    <style:style style:name="P20" style:family="paragraph" style:parent-style-name="Heading_20_1">
      <style:paragraph-properties fo:margin-top="0cm" fo:margin-bottom="0cm"/>
    </style:style>
    <style:style style:name="P21" style:family="paragraph" style:parent-style-name="Heading_20_1">
      <style:paragraph-properties fo:margin-top="0cm" fo:margin-bottom="0cm" fo:break-before="page"/>
      <style:text-properties fo:font-size="10pt" style:font-size-asian="10pt" style:font-size-complex="10pt"/>
    </style:style>
    <style:style style:name="P22" style:family="paragraph" style:parent-style-name="Heading_20_1">
      <style:paragraph-properties fo:margin-top="0.212cm" fo:margin-bottom="0.212cm" fo:text-align="center" style:justify-single-word="false" style:snap-to-layout-grid="false"/>
      <style:text-properties fo:font-size="12pt" style:font-size-asian="12pt"/>
    </style:style>
    <style:style style:name="P23" style:family="paragraph" style:parent-style-name="Heading_20_2">
      <style:paragraph-properties fo:margin-top="0.212cm" fo:margin-bottom="0.212cm" style:snap-to-layout-grid="false"/>
      <style:text-properties fo:font-size="10pt" fo:font-style="normal" style:font-size-asian="10pt" style:font-style-asian="normal" style:font-size-complex="10pt"/>
    </style:style>
    <style:style style:name="P24" style:family="paragraph" style:parent-style-name="Heading_20_2">
      <style:paragraph-properties fo:margin-top="0.212cm" fo:margin-bottom="0.212cm" fo:line-height="150%" style:snap-to-layout-grid="false"/>
      <style:text-properties fo:font-size="10pt" fo:font-style="normal" style:font-size-asian="10pt" style:font-style-asian="normal" style:font-size-complex="10pt"/>
    </style:style>
    <style:style style:name="P25" style:family="paragraph" style:parent-style-name="Heading_20_2">
      <style:paragraph-properties fo:margin-top="0.212cm" fo:margin-bottom="0.212cm"/>
      <style:text-properties fo:font-size="10pt" fo:font-style="normal" fo:font-weight="normal" style:font-size-asian="10pt" style:font-style-asian="normal" style:font-weight-asian="normal" style:font-size-complex="10pt"/>
    </style:style>
    <style:style style:name="P26" style:family="paragraph" style:parent-style-name="Heading_20_2">
      <style:paragraph-properties fo:margin-top="0.212cm" fo:margin-bottom="0.212cm" style:snap-to-layout-grid="false"/>
    </style:style>
    <style:style style:name="P27" style:family="paragraph" style:parent-style-name="Heading_20_2">
      <style:paragraph-properties fo:margin-top="0.212cm" fo:margin-bottom="0.212cm"/>
      <style:text-properties fo:color="#333399" style:font-name="Tahoma" fo:font-size="10pt" fo:font-style="normal" style:font-size-asian="10pt" style:font-style-asian="normal" style:font-name-complex="Tahoma" style:font-size-complex="10pt"/>
    </style:style>
    <style:style style:name="P28" style:family="paragraph" style:parent-style-name="Heading_20_2">
      <style:paragraph-properties fo:margin-top="0.212cm" fo:margin-bottom="0.212cm"/>
      <style:text-properties fo:color="#333399" style:font-name="Arial Unicode MS" fo:font-size="10pt" fo:font-style="normal" style:font-name-asian="Arial Unicode MS" style:font-size-asian="10pt" style:font-style-asian="normal" style:font-name-complex="Arial Unicode MS" style:font-size-complex="10pt" text:display="none"/>
    </style:style>
    <style:style style:name="P29" style:family="paragraph" style:parent-style-name="Heading_20_2">
      <style:paragraph-properties fo:margin-top="0.212cm" fo:margin-bottom="0.212cm"/>
      <style:text-properties fo:font-variant="small-caps" fo:font-size="10pt" fo:font-style="normal" style:font-size-asian="10pt" style:font-style-asian="normal" style:font-size-complex="10pt"/>
    </style:style>
    <style:style style:name="P30" style:family="paragraph" style:parent-style-name="Heading_20_2">
      <style:paragraph-properties fo:margin-top="0.212cm" fo:margin-bottom="0cm" style:snap-to-layout-grid="false"/>
      <style:text-properties fo:font-size="10pt" fo:font-style="normal" style:font-size-asian="10pt" style:font-style-asian="normal" style:font-size-complex="10pt"/>
    </style:style>
    <style:style style:name="P31" style:family="paragraph" style:parent-style-name="Heading_20_2" style:list-style-name="WW8Num14">
      <style:paragraph-properties fo:margin-left="2.54cm" fo:margin-right="0cm" fo:margin-top="0cm" fo:margin-bottom="0.212cm" fo:text-indent="-1.817cm" style:auto-text-indent="false">
        <style:tab-stops>
          <style:tab-stop style:position="0.723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2" style:family="paragraph" style:parent-style-name="Heading_20_2" style:list-style-name="WW8Num14">
      <style:paragraph-properties fo:margin-left="2.54cm" fo:margin-right="0cm" fo:margin-top="0.212cm" fo:margin-bottom="0.212cm" fo:text-indent="-1.817cm" style:auto-text-indent="false">
        <style:tab-stops>
          <style:tab-stop style:position="0.723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3" style:family="paragraph" style:parent-style-name="Heading_20_2" style:list-style-name="WW8Num27">
      <style:paragraph-properties fo:margin-left="1.259cm" fo:margin-right="0cm" fo:margin-top="0cm" fo:margin-bottom="0.212cm" fo:line-height="150%" fo:text-indent="-0.63cm" style:auto-text-indent="false" style:snap-to-layout-grid="false"/>
      <style:text-properties style:font-name="Arial Unicode MS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34" style:family="paragraph" style:parent-style-name="Heading_20_2" style:list-style-name="WW8Num27">
      <style:paragraph-properties fo:margin-left="1.27cm" fo:margin-right="0cm" fo:margin-top="0.212cm" fo:margin-bottom="0.212cm" fo:text-indent="-0.635cm" style:auto-text-indent="false"/>
      <style:text-properties style:font-name="Arial Unicode MS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3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6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style="normal" style:font-size-asian="10pt" style:font-style-asian="normal" style:font-size-complex="10pt"/>
    </style:style>
    <style:style style:name="T5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Arial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0"/>
      <text:p text:style-name="P10"/>
      <text:p text:style-name="P10"/>
      <text:p text:style-name="P16"/>
      <text:p text:style-name="P11">Pauta de Reunião nº 1</text:p>
      <text:p text:style-name="P15"/>
      <text:p text:style-name="P17"/>
      <text:p text:style-name="P17"/>
      <text:p text:style-name="P17"/>
      <text:p text:style-name="P17"/>
      <text:p text:style-name="P11">Sistema de Cadastro e Controle para Consultório Odontológico - Versão 1.0</text:p>
      <text:p text:style-name="P13">OpenOdonto - Release 1.0</text:p>
      <text:p text:style-name="P17"/>
      <text:p text:style-name="P17"/>
      <text:p text:style-name="P17"/>
      <text:p text:style-name="P17"/>
      <text:p text:style-name="P14"/>
      <text:p text:style-name="P12"/>
      <text:section text:style-name="Sect1" text:name="Seção1">
        <text:p text:style-name="Standard"/>
      </text:section>
      <text:section text:style-name="Sect2" text:name="Seção2">
        <text:h text:style-name="P20" text:outline-level="1" text:is-list-header="true"/>
        <text:h text:style-name="P21" text:outline-level="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22" text:outline-level="1">Pau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23" text:outline-level="2">Cliente/Projeto: <text:span text:style-name="T7">OpenOdonto</text:span></text:h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office:value-type="string">
                <text:h text:style-name="P23" text:outline-level="2">Data: <text:span text:style-name="T7">26/04/2009</text:span></text:h>
              </table:table-cell>
              <table:table-cell table:style-name="Tabela1.A3" table:number-columns-spanned="2" office:value-type="string">
                <text:h text:style-name="P26" text:outline-level="2"><text:span text:style-name="T4">Hora: </text:span><text:span text:style-name="T6">Das 15h00m as 16h30m</text:span><text:span text:style-name="T5"> </text:span></text:h>
              </table:table-cell>
              <table:covered-table-cell/>
              <table:table-cell table:style-name="Tabela1.A2" office:value-type="string">
                <text:h text:style-name="P23" text:outline-level="2">Local: <text:span text:style-name="T7">Consultório do cliente</text:span></text:h>
              </table:table-cell>
            </table:table-row>
            <table:table-row table:style-name="Tabela1.4">
              <table:table-cell table:style-name="Tabela1.A2" table:number-columns-spanned="4" office:value-type="string">
                <text:h text:style-name="P30" text:outline-level="2">Participantes:</text:h>
                <text:p text:style-name="Standard"/>
                <text:list xml:id="list31285925" text:style-name="WW8Num14">
                  <text:list-item>
                    <text:list>
                      <text:list-item>
                        <text:h text:style-name="P31" text:outline-level="2">Lidia Pires Barbosa (cliente)</text:h>
                      </text:list-item>
                      <text:list-item>
                        <text:h text:style-name="P32" text:outline-level="2">Amanda Barbosa Silva (analista que conduzirá a reunião)</text:h>
                      </text:list-item>
                      <text:list-item>
                        <text:h text:style-name="P32" text:outline-level="2">Rafael Vieira de Almeida (analista que redigirá a reunião)</text:h>
                      </text:list-item>
                    </text:list>
                  </text:list-item>
                </text:list>
                <text:h text:style-name="P27" text:outline-level="2"/>
              </table:table-cell>
              <table:covered-table-cell/>
              <table:covered-table-cell/>
              <table:covered-table-cell/>
            </table:table-row>
          </table:table-header-rows>
          <table:table-row table:style-name="Tabela1.5">
            <table:table-cell table:style-name="Tabela1.A2" table:number-columns-spanned="4" office:value-type="string">
              <text:h text:style-name="P24" text:outline-level="2">Objetivos: </text:h>
              <text:list xml:id="list31286293" text:style-name="WW8Num27">
                <text:list-item>
                  <text:list>
                    <text:list-item>
                      <text:h text:style-name="P33" text:outline-level="2">Obter o máximo de informações do negócio do cliente. Entender o negócio do cliente.</text:h>
                    </text:list-item>
                    <text:list-item>
                      <text:h text:style-name="P33" text:outline-level="2">Entender as necessidades do cliente, as tarefas realizadas atualmente que o mesmo queira automatizar e outras funcionalidades que deseje que o sistema tenha.</text:h>
                    </text:list-item>
                    <text:list-item>
                      <text:h text:style-name="P33" text:outline-level="2">Definir os requisitos.</text:h>
                    </text:list-item>
                  </text:list>
                </text:list-item>
              </text:list>
              <text:h text:style-name="P28" text:outline-level="2"/>
              <text:h text:style-name="P29" text:outline-level="2"><text:s/></text:h>
              <text:p text:style-name="Standard"/>
              <text:h text:style-name="P29" text:outline-level="2"/>
            </table:table-cell>
            <table:covered-table-cell/>
            <table:covered-table-cell/>
            <table:covered-table-cell/>
          </table:table-row>
          <table:table-row table:style-name="Tabela1.6">
            <table:table-cell table:style-name="Tabela1.A2" table:number-columns-spanned="4" office:value-type="string">
              <text:h text:style-name="P30" text:outline-level="2">Tópicos a serem abordados:</text:h>
              <text:list xml:id="list31306172" text:continue-numbering="true" text:style-name="WW8Num27">
                <text:list-item>
                  <text:list>
                    <text:list-item>
                      <text:h text:style-name="P34" text:outline-level="2">Tarefas realizadas atualmente manualmente.</text:h>
                    </text:list-item>
                    <text:list-item>
                      <text:h text:style-name="P34" text:outline-level="2">Levantar a atual rotina do consultório.</text:h>
                    </text:list-item>
                    <text:list-item>
                      <text:h text:style-name="P34" text:outline-level="2">Novas funcionalidades.</text:h>
                    </text:list-item>
                    <text:list-item>
                      <text:h text:style-name="P34" text:outline-level="2">Apresentar os requisitos levantados durante a discussão da reunião.</text:h>
                    </text:list-item>
                  </text:list>
                </text:list-item>
              </text:list>
              <text:p text:style-name="P19"/>
            </table:table-cell>
            <table:covered-table-cell/>
            <table:covered-table-cell/>
            <table:covered-table-cell/>
          </table:table-row>
          <table:table-row table:style-name="Tabela1.7">
            <table:table-cell table:style-name="Tabela1.A2" table:number-columns-spanned="4" office:value-type="string">
              <text:h text:style-name="P23" text:outline-level="2">Cliente: <text:span text:style-name="T7">Lidia Pires Barbosa</text:span></text:h>
            </table:table-cell>
            <table:covered-table-cell/>
            <table:covered-table-cell/>
            <table:covered-table-cell/>
          </table:table-row>
          <table:table-row table:style-name="Tabela1.8">
            <table:table-cell table:style-name="Tabela1.A3" table:number-columns-spanned="2" office:value-type="string">
              <text:h text:style-name="P23" text:outline-level="2">Gerente de Projetos:</text:h>
              <text:h text:style-name="P25" text:outline-level="2">Vinicius Gardêncio Guimarães Rodrigues</text:h>
            </table:table-cell>
            <table:covered-table-cell/>
            <table:table-cell table:style-name="Tabela1.A2" table:number-columns-spanned="2" office:value-type="string">
              <text:h text:style-name="P23" text:outline-level="2">Coordenador de Sistemas:</text:h>
              <text:h text:style-name="P25" text:outline-level="2">Amanda Barbosa Silva</text:h>
              <text:h text:style-name="P25" text:outline-level="2"/>
            </table:table-cell>
            <table:covered-table-cell/>
          </table:table-row>
        </table:table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5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5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5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Wingdings" fo:font-size="8pt" style:font-size-asian="8pt" style:font-size-complex="8pt"/>
    </style:style>
    <style:style style:name="WW8Num21z1" style:family="text">
      <style:text-properties fo:font-size="8pt" style:font-size-asian="8pt" style:font-size-complex="8pt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 style:font-name-complex="Courier New"/>
    </style:style>
    <style:style style:name="WW8Num23z0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81cm" fo:margin-left="-0.191cm" table:align="left" style:writing-mode="lr-tb"/>
    </style:style>
    <style:style style:name="Tabela2.A" style:family="table-column">
      <style:table-column-properties style:column-width="8.4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2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auta de Reunião</text:span><text:span text:style-name="Page_20_Number"><text:span text:style-name="MT3"><text:tab/></text:span></text:span><text:span text:style-name="Page_20_Number"><text:span text:style-name="MT2">mds - pre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58:13.34</meta:creation-date>
    <meta:editing-cycles>9</meta:editing-cycles>
    <meta:editing-duration>PT1H40M40S</meta:editing-duration>
    <meta:initial-creator>Lena Lúcia de Moraes</meta:initial-creator>
    <meta:generator>OpenOffice.org/3.3$Win32 OpenOffice.org_project/330m17$Build-9551</meta:generator>
    <dc:date>2010-12-06T11:18:33.35</dc:date>
    <dc:creator>Amanda Barbosa</dc:creator>
    <meta:document-statistic meta:table-count="2" meta:image-count="2" meta:object-count="0" meta:page-count="2" meta:paragraph-count="33" meta:word-count="168" meta:character-count="1500"/>
  </office:meta>
</office:document-meta>
</file>